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adobe-clean" svg:font-family="adobe-clean"/>
  </office:font-face-decls>
  <office:automatic-styles>
    <style:style style:name="P1" style:family="paragraph" style:parent-style-name="Standard">
      <style:paragraph-properties fo:line-height="150%"/>
      <style:text-properties fo:font-size="14pt"/>
    </style:style>
    <style:style style:name="P2" style:family="paragraph" style:parent-style-name="Standard">
      <style:paragraph-properties fo:line-height="150%" fo:text-align="justify" style:justify-single-word="false"/>
      <style:text-properties fo:font-size="14pt"/>
    </style:style>
    <style:style style:name="P3" style:family="paragraph" style:parent-style-name="Standard">
      <style:paragraph-properties fo:line-height="150%"/>
      <style:text-properties fo:font-size="18pt" fo:font-weight="bold" style:font-weight-asian="bold" style:font-weight-complex="bold"/>
    </style:style>
    <style:style style:name="P4" style:family="paragraph" style:parent-style-name="Standard">
      <style:paragraph-properties fo:line-height="150%" fo:text-align="center" style:justify-single-word="false"/>
      <style:text-properties fo:font-size="20pt" fo:font-weight="bold" style:font-weight-asian="bold" style:font-weight-complex="bold"/>
    </style:style>
    <style:style style:name="P5" style:family="paragraph" style:parent-style-name="Standard" style:list-style-name="L1">
      <style:paragraph-properties fo:line-height="150%"/>
      <style:text-properties fo:font-size="14pt"/>
    </style:style>
    <style:style style:name="P6" style:family="paragraph" style:parent-style-name="Standard" style:list-style-name="L1">
      <style:paragraph-properties fo:line-height="150%"/>
      <style:text-properties fo:font-size="14pt" officeooo:paragraph-rsid="0026851b"/>
    </style:style>
    <style:style style:name="P7" style:family="paragraph" style:parent-style-name="Standard" style:list-style-name="L2">
      <style:paragraph-properties fo:line-height="150%"/>
      <style:text-properties fo:font-size="14pt"/>
    </style:style>
    <style:style style:name="P8" style:family="paragraph" style:parent-style-name="Standard">
      <style:paragraph-properties fo:line-height="150%" fo:break-before="page"/>
      <style:text-properties fo:font-size="14pt"/>
    </style:style>
    <style:style style:name="P9" style:family="paragraph" style:parent-style-name="Standard">
      <style:paragraph-properties fo:line-height="150%"/>
      <style:text-properties fo:font-size="14pt"/>
    </style:style>
    <style:style style:name="P10" style:family="paragraph" style:parent-style-name="Standard">
      <style:paragraph-properties fo:line-height="150%"/>
      <style:text-properties fo:font-size="14pt" officeooo:paragraph-rsid="0026851b"/>
    </style:style>
    <style:style style:name="P11" style:family="paragraph" style:parent-style-name="Standard">
      <style:paragraph-properties fo:line-height="150%" fo:text-align="justify" style:justify-single-word="false"/>
      <style:text-properties fo:font-size="14pt"/>
    </style:style>
    <style:style style:name="P12" style:family="paragraph" style:parent-style-name="Standard" style:list-style-name="L2">
      <style:paragraph-properties fo:line-height="150%"/>
    </style:style>
    <style:style style:name="P13" style:family="paragraph" style:parent-style-name="Standard">
      <style:paragraph-properties fo:line-height="150%"/>
      <style:text-properties fo:font-size="18pt" officeooo:paragraph-rsid="0026851b"/>
    </style:style>
    <style:style style:name="P14" style:family="paragraph" style:parent-style-name="Text_20_body">
      <style:paragraph-properties fo:margin-left="0in" fo:margin-right="0in" fo:line-height="150%" fo:text-align="start" style:justify-single-word="false" fo:orphans="2" fo:widows="2" fo:text-indent="0in" style:auto-text-indent="false" style:writing-mode="lr-tb"/>
      <style:text-properties fo:font-size="14pt" officeooo:paragraph-rsid="0027bd17"/>
    </style:style>
    <style:style style:name="T1" style:family="text">
      <style:text-properties fo:font-size="14pt"/>
    </style:style>
    <style:style style:name="T2" style:family="text">
      <style:text-properties officeooo:rsid="002412f7"/>
    </style:style>
    <style:style style:name="T3" style:family="text">
      <style:text-properties officeooo:rsid="0024e948"/>
    </style:style>
    <style:style style:name="T4" style:family="text">
      <style:text-properties fo:font-weight="bold" style:font-weight-asian="bold" style:font-weight-complex="bold"/>
    </style:style>
    <style:style style:name="T5" style:family="text">
      <style:text-properties fo:font-variant="normal" fo:text-transform="none" fo:color="#202021" loext:opacity="100%" style:font-name="adobe-clean" fo:font-size="12pt" fo:letter-spacing="normal" fo:font-style="normal" fo:font-weight="bold" style:font-size-asian="12pt" style:font-style-asian="normal" style:font-weight-asian="bold" style:font-name-complex="adobe-clean"/>
    </style:style>
    <style:style style:name="T6" style:family="text">
      <style:text-properties fo:font-variant="normal" fo:text-transform="none" fo:color="#202021" loext:opacity="100%" style:font-name="adobe-clean" fo:font-size="12pt" fo:letter-spacing="normal" fo:font-style="normal" fo:font-weight="bold" officeooo:rsid="0027bd17" style:font-size-asian="12pt" style:font-style-asian="normal" style:font-weight-asian="bold" style:font-name-complex="adobe-clean"/>
    </style:style>
    <style:style style:name="T7" style:family="text">
      <style:text-properties fo:font-variant="normal" fo:text-transform="none" fo:color="#202021" loext:opacity="100%" style:font-name="adobe-clean" fo:font-size="12pt" fo:letter-spacing="normal" fo:font-style="normal" officeooo:rsid="0027bd17" style:font-size-asian="12pt" style:font-style-asian="normal" style:font-name-complex="adobe-clean"/>
    </style:style>
    <style:style style:name="T8" style:family="text">
      <style:text-properties fo:font-variant="normal" fo:text-transform="none" fo:color="#202021" loext:opacity="100%" style:font-name="adobe-clean" fo:font-size="12pt" fo:letter-spacing="normal" fo:font-style="normal" fo:font-weight="normal" officeooo:rsid="0027bd17" style:font-size-asian="12pt" style:font-style-asian="normal" style:font-weight-asian="normal" style:font-name-complex="adobe-clean" style:font-weight-complex="normal"/>
    </style:style>
    <style:style style:name="T9" style:family="text">
      <style:text-properties fo:font-variant="normal" fo:text-transform="none" fo:color="#202021" loext:opacity="100%" style:font-name="adobe-clean" fo:letter-spacing="normal" fo:font-style="normal" fo:font-weight="normal" officeooo:rsid="0027bd17" style:font-size-asian="12pt" style:font-style-asian="normal" style:font-weight-asian="normal" style:font-name-complex="adobe-clean" style:font-weight-complex="normal"/>
    </style:style>
    <style:style style:name="T10" style:family="text">
      <style:text-properties officeooo:rsid="0027bd1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verview</text:p>
      <text:p text:style-name="P1"/>
      <text:p text:style-name="P2"><text:tab/>The purpose of <text:span text:style-name="T2">product availability</text:span> <text:span text:style-name="T2">module</text:span> is that the <text:span text:style-name="T2">store owner</text:span> can show <text:s/><text:span text:style-name="T2">selected </text:span>product on the storefront for a certain time. <text:span text:style-name="T2">Store owner</text:span> can set different types of messages for <text:span text:style-name="T2">Product listing page</text:span> and P<text:span text:style-name="T2">roduct details</text:span> pages. The products are automatically disabled <text:span text:style-name="T2">after</text:span> date of the product availability <text:span text:style-name="T2">date</text:span>.</text:p>
      <text:p text:style-name="P1"/>
      <text:p text:style-name="P1"/>
      <text:p text:style-name="P3">Business Value</text:p>
      <text:p text:style-name="P2"><text:tab/><text:span text:style-name="T3">The main purpose of </text:span>this extension, the <text:span text:style-name="T3">store owner</text:span> can make the products available on the storefront for a specified period of time. This will increase the curiosity about that product within the customers and they would like to buy it quickly. By using this code strategy the admin can increase <text:span text:style-name="T3">their</text:span> sales v<text:span text:style-name="T10">olume</text:span>.</text:p>
      <text:p text:style-name="P13"><text:span text:style-name="T4">Features List</text:span></text:p>
      <text:p text:style-name="P10"/>
      <text:list xml:id="list1233162913" text:style-name="L1">
        <text:list-item>
          <text:p text:style-name="P6">The admin can enable/disable module from admin panel. By default, it comes with enabled.</text:p>
        </text:list-item>
        <text:list-item>
          <text:p text:style-name="P6">The admin can set the message in configuration which is appear at the PDP and PLP page.</text:p>
        </text:list-item>
        <text:list-item>
          <text:p text:style-name="P6">Admin can change messages individually for PDP and PLP.</text:p>
        </text:list-item>
        <text:list-item>
          <text:p text:style-name="P6">Admin can set the availability of the product in product attribute – product availability.</text:p>
        </text:list-item>
        <text:list-item>
          <text:p text:style-name="P6">As soon as the current date exceeds the date of product availability, those products will be automatically disabled and will not appear on the storefront.</text:p>
        </text:list-item>
      </text:list>
      <text:p text:style-name="P1"/>
      <text:p text:style-name="P1"/>
      <text:p text:style-name="P1"/>
      <text:p text:style-name="P3"><text:soft-page-break/>How does the Extension work ?</text:p>
      <text:p text:style-name="P1"/>
      <text:p text:style-name="P2"><text:tab/>This module is enabled by default whenever this extension is installed. In this module, first of all, the date of product availability attribute has to be set by the admin user. Now this date will be compared with the current date and as soon as this date crosses the current date all those products will be automatically disabled and will not be visible anywhere on the store front. If any user will search any product from direct URL and if that product is not available then it will redirect user to home page with a message - “This product is no longer available”</text:p>
      <text:p text:style-name="P2"/>
      <text:p text:style-name="P14"><text:span text:style-name="Strong_20_Emphasis"><text:span text:style-name="T5">Benefits</text:span></text:span></text:p>
      <text:p text:style-name="P14"><text:span text:style-name="Strong_20_Emphasis"><text:span text:style-name="T8">Store owner can <text:s/></text:span></text:span><text:span text:style-name="Strong_20_Emphasis"><text:span text:style-name="T9">increase the curiosity about that product within the customers and they would like to buy it quickly and that will help increase sale volume</text:span></text:span></text:p>
      <text:p text:style-name="P1"/>
      <text:p text:style-name="P3"/>
      <text:p text:style-name="P8"/>
      <text:p text:style-name="P1"/>
      <text:p text:style-name="P3">Support Policy</text:p>
      <text:p text:style-name="P1"/>
      <text:list xml:id="list1043896322" text:style-name="L2">
        <text:list-item>
          <text:p text:style-name="P7">You get free 3 months of technical support included.</text:p>
        </text:list-item>
        <text:list-item>
          <text:p text:style-name="P7">You can buy 6 or 12 months extended support agreement.</text:p>
        </text:list-item>
        <text:list-item>
          <text:p text:style-name="P12"><text:span text:style-name="T1">For issues, please create a ticket or send email to </text:span><text:a xlink:type="simple" xlink:href="mailto:pramod@bluethinkinc.in" text:style-name="Internet_20_link" text:visited-style-name="Visited_20_Internet_20_Link"><text:span text:style-name="T1">pramod@bluethinkinc.in</text:span></text:a></text:p>
        </text:list-item>
        <text:list-item>
          <text:p text:style-name="P7">Free lifetime updates of the modul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adobe-clean" svg:font-family="adobe-cle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2T01:00:29.339080120</meta:creation-date>
    <dc:date>2023-02-23T15:57:46.624962662</dc:date>
    <meta:editing-duration>PT1H3S</meta:editing-duration>
    <meta:editing-cycles>13</meta:editing-cycles>
    <meta:generator>LibreOffice/7.3.7.2$Linux_X86_64 LibreOffice_project/30$Build-2</meta:generator>
    <meta:document-statistic meta:table-count="0" meta:image-count="0" meta:object-count="0" meta:page-count="3" meta:paragraph-count="19" meta:word-count="371" meta:character-count="2144" meta:non-whitespace-character-count="1795"/>
  </office:meta>
</office:document-meta>
</file>